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daf9" officeooo:paragraph-rsid="000bdaf9"/>
    </style:style>
    <style:style style:name="P2" style:family="paragraph" style:parent-style-name="Standard" style:list-style-name="L1">
      <style:text-properties officeooo:rsid="000bdaf9" officeooo:paragraph-rsid="000bdaf9"/>
    </style:style>
    <style:style style:name="P3" style:family="paragraph" style:parent-style-name="Standard" style:list-style-name="L2">
      <style:text-properties officeooo:rsid="000bdaf9" officeooo:paragraph-rsid="000bdaf9"/>
    </style:style>
    <style:style style:name="P4" style:family="paragraph" style:parent-style-name="Standard" style:list-style-name="L3">
      <style:text-properties officeooo:rsid="000bdaf9" officeooo:paragraph-rsid="000bdaf9"/>
    </style:style>
    <style:style style:name="P5" style:family="paragraph" style:parent-style-name="Standard">
      <style:text-properties officeooo:paragraph-rsid="000bdaf9"/>
    </style:style>
    <style:style style:name="T1" style:family="text">
      <style:text-properties officeooo:rsid="000bdaf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pétences attendues du formateur : <text:line-break/> - une compétence/expertise sur la gestion de projets<text:line-break/> - une compétence sur le cadrage réglementaire (à minima CNIL, RGPD, IA <text:line-break/> Act), l'amélioration de la qualité des données.<text:line-break/> - une compétence technique pour évaluer les différents systèmes de <text:line-break/> gestion de base de données (relationnel, NoSQL, NewSQL), outils pour <text:line-break/> des frameworks pour le big data (à minima Hadoop, Spark, Kafka), pour <text:line-break/> l'intégration de données (Talend, Pentaho), pour la visualisation (par <text:line-break/> exemple Tableau), l'amélioration de la qualité des données et le <text:line-break/> nettoyage de celles-ci, le cloud computing.</text:p>
      <text:p text:style-name="Standard"/>
      <text:p text:style-name="P1">Public : pas technique !</text:p>
      <text:list xml:id="list3742141892" text:style-name="L3">
        <text:list-item>
          <text:p text:style-name="P4">Architectes</text:p>
        </text:list-item>
        <text:list-item>
          <text:p text:style-name="P4">chef de projet</text:p>
        </text:list-item>
        <text:list-item>
          <text:p text:style-name="P4">Buisness analyst</text:p>
        </text:list-item>
        <text:list-item>
          <text:p text:style-name="P4">…</text:p>
          <text:p text:style-name="P4"/>
        </text:list-item>
      </text:list>
      <text:p text:style-name="Standard"/>
      <text:p text:style-name="Standard"/>
      <text:p text:style-name="P5"><text:span text:style-name="T1">Formation type séminaire avec un fil rouge. Pour l’instant ils se sont arreté sur le domaine médical mais possibilité de switcher sur l’énergie</text:span></text:p>
      <text:p text:style-name="P5"/>
      <text:p text:style-name="P1">Plan :</text:p>
      <text:list xml:id="list3921391671" text:style-name="L1">
        <text:list-item>
          <text:p text:style-name="P2">Definir le projet</text:p>
        </text:list-item>
        <text:list-item>
          <text:p text:style-name="P2">recupperer de la donnée (open.data.gouv) + de la donnée générée pour illustrer des problématiques d’anonymisation par ex.</text:p>
        </text:list-item>
        <text:list-item>
          <text:p text:style-name="P2">choisir une solution BDD adaptée</text:p>
        </text:list-item>
        <text:list-item>
          <text:p text:style-name="P2">visualisations</text:p>
        </text:list-item>
        <text:list-item>
          <text:p text:style-name="P2">prédictif</text:p>
        </text:list-item>
      </text:list>
      <text:p text:style-name="P1"/>
      <text:p text:style-name="P1">Dates prévues 20-21 Mars mais possibilité de décaler</text:p>
      <text:p text:style-name="P1"/>
      <text:p text:style-name="P1">Formateur d’origine qui a déjà fait 3 réunions de cadrage : Olivier Cure</text:p>
      <text:p text:style-name="P1"/>
      <text:p text:style-name="P1">Possibilité de faire intervenir un spécialiste de chez sopra pour des sujets précis :</text:p>
      <text:list text:style-name="L2">
        <text:list-item>
          <text:p text:style-name="P3">gouvernance (RGPD, IA Act, ...)</text:p>
        </text:list-item>
        <text:list-item>
          <text:p text:style-name="P3">master data manager</text:p>
        </text:list-item>
        <text:list-item>
          <text:p text:style-name="P3">…</text:p>
        </text:list-item>
      </text:list>
      <text:p text:style-name="P1"/>
      <text:p text:style-name="P1"/>
      <text:p text:style-name="P1"/>
      <text:p text:style-name="P1"/>
      <text:list xml:id="list110829069548407" text:continue-list="list3921391671" text:style-name="L1">
        <text:list-header>
          <text:p text:style-name="P2"/>
        </text:list-header>
      </text:list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0:58:40.943801132</meta:creation-date>
    <dc:date>2024-01-19T11:08:28.682486693</dc:date>
    <meta:editing-duration>PT9M48S</meta:editing-duration>
    <meta:editing-cycles>1</meta:editing-cycles>
    <meta:document-statistic meta:table-count="0" meta:image-count="0" meta:object-count="0" meta:page-count="1" meta:paragraph-count="21" meta:word-count="211" meta:character-count="1292" meta:non-whitespace-character-count="1098"/>
    <meta:generator>LibreOffice/7.4.7.2$Linux_X86_64 LibreOffice_project/40$Build-2</meta:generator>
  </office:meta>
</office:document-meta>
</file>